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717ec" officeooo:paragraph-rsid="001717ec"/>
    </style:style>
    <style:style style:name="P2" style:family="paragraph" style:parent-style-name="Heading_20_3">
      <style:text-properties officeooo:rsid="001717ec" officeooo:paragraph-rsid="001717ec"/>
    </style:style>
    <style:style style:name="P3" style:family="paragraph" style:parent-style-name="Heading_20_4">
      <style:text-properties officeooo:rsid="001717ec" officeooo:paragraph-rsid="001717ec"/>
    </style:style>
    <style:style style:name="P4" style:family="paragraph" style:parent-style-name="Text_20_body">
      <style:text-properties officeooo:rsid="001717ec" officeooo:paragraph-rsid="001717ec"/>
    </style:style>
    <style:style style:name="P5" style:family="paragraph" style:parent-style-name="Text_20_body">
      <style:text-properties officeooo:paragraph-rsid="001717ec"/>
    </style:style>
    <style:style style:name="T1" style:family="text">
      <style:text-properties officeooo:rsid="001717e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Business Capabilities</text:h>
      <text:p text:style-name="P5">- <text:span text:style-name="T1">Code Repositories</text:span></text:p>
      <text:p text:style-name="P5">- <text:span text:style-name="T1">Automated Build Pipelines</text:span></text:p>
      <text:p text:style-name="P5">- <text:span text:style-name="T1">Password and Secret Management</text:span></text:p>
      <text:h text:style-name="P2" text:outline-level="3">Code Repositories</text:h>
      <text:p text:style-name="P4">Meditrac utilizes a GitLab instance on Digital Ocean. Administrative access is only allowed via an SSH key stored in Bitwarden, or by resetting the root password via the Digital Ocean administration panel. This access is closely monitored and limited to only technical personnel with business need to access them.</text:p>
      <text:h text:style-name="P3" text:outline-level="4">Monitoring</text:h>
      <text:p text:style-name="P4">In order to alert on activity in the code repository or the hosting server we utilize New Relic which is a SIEM solution. Any administrative activity triggers an alert which in turn alerts us on our communication platform.</text:p>
      <text:h text:style-name="P3" text:outline-level="4">Encryption</text:h>
      <text:p text:style-name="P4">The GitLab server utilizes encryption at rest. Communications to / from the GitLab server are performed over HTTPS or SSH which are encrypted protocols. </text:p>
      <text:h text:style-name="P3" text:outline-level="4">Network Security</text:h>
      <text:p text:style-name="P4">The GitLab server utilizes a firewall to block all traffic except essential network services and ports which must be open in order to provide service. The server is publicly accessible </text:p>
      <text:h text:style-name="P3" text:outline-level="4">Multi-Factor Authentication</text:h>
      <text:p text:style-name="P4">The GitLab server utilizes Google Authenticator and PAM to require a secure token and an SSH key for administrative access. GitLab accounts require password and MFA code.</text:p>
      <text:h text:style-name="P3" text:outline-level="4">Additional Hardening</text:h>
      <text:p text:style-name="P4">Automatic security updates are enabled and provide patches. Backups are enabled in Digital Ocean which are taken twice a week and stored for a month. </text:p>
      <text:h text:style-name="P3" text:outline-level="4">Confidentiality level</text:h>
      <text:p text:style-name="P4">Low, no PII or HIPAA related data stored on this system. Some secrets stored that allow access to other pieces of infrastructure. Strong authentication methods are required to access these secre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4">
      <style:text-properties officeooo:rsid="001717ec" officeooo:paragraph-rsid="001717ec"/>
    </style:style>
    <style:style style:name="MP2" style:family="paragraph" style:parent-style-name="Text_20_body">
      <style:text-properties officeooo:rsid="001717ec" officeooo:paragraph-rsid="001717ec"/>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h text:style-name="MP1" text:outline-level="4">System Security Plan</text:h>
        <text:p text:style-name="MP2">Revision 1, April 2023</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2T10:29:57.462292913</meta:creation-date>
    <dc:date>2023-04-22T10:45:49.467376511</dc:date>
    <meta:editing-duration>PT15M52S</meta:editing-duration>
    <meta:editing-cycles>1</meta:editing-cycles>
    <meta:document-statistic meta:table-count="0" meta:image-count="0" meta:object-count="0" meta:page-count="1" meta:paragraph-count="20" meta:word-count="257" meta:character-count="1652" meta:non-whitespace-character-count="1412"/>
    <meta:generator>LibreOffice/7.5.2.2$Linux_X86_64 LibreOffice_project/50$Build-2</meta:generator>
  </office:meta>
</office:document-meta>
</file>